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1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2"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1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8"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2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26" style:parent-style-name="Normal" style:family="paragraph">
      <style:paragraph-properties fo:margin-top="0.0694in" fo:margin-bottom="0.0694in" fo:line-height="100%"/>
    </style:style>
    <style:style style:name="T2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2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30"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3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35"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3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40"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4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45"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4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47"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48"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5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5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55"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56"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5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6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6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66"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6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68"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6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70"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73"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7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75"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7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77" style:parent-style-name="Normal" style:family="paragraph">
      <style:paragraph-properties fo:margin-top="0.0694in" fo:margin-bottom="0.0694in" fo:line-height="100%"/>
    </style:style>
    <style:style style:name="T78"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79"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80"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T8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87"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88"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89"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90"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91"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92"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93"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9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95"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9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9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00"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0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02"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0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10"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1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12"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13" style:parent-style-name="Normal" style:family="paragraph">
      <style:paragraph-properties fo:margin-top="0.0694in" fo:margin-bottom="0.0694in" fo:line-height="100%"/>
    </style:style>
    <style:style style:name="T11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15"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1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18" style:parent-style-name="Normal" style:family="paragraph">
      <style:paragraph-properties fo:margin-top="0.0694in" fo:margin-bottom="0.0694in" fo:line-height="100%"/>
    </style:style>
    <style:style style:name="T11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20" style:parent-style-name="DefaultParagraphFont" style:family="text">
      <style:text-properties style:font-name="Times New Roman" style:font-name-asian="Times New Roman" style:font-name-complex="Times New Roman" fo:font-style="italic" style:font-style-asian="italic" style:font-style-complex="italic" style:text-position="sub 65%" fo:font-size="10pt" style:font-size-asian="10pt" style:font-size-complex="10pt" style:language-asian="en" style:country-asian="GB"/>
    </style:style>
    <style:style style:name="T12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22" style:parent-style-name="Normal" style:family="paragraph">
      <style:paragraph-properties fo:margin-top="0.0694in" fo:margin-bottom="0.0694in" fo:line-height="100%"/>
    </style:style>
    <style:style style:name="T12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30"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3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35"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3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39" style:parent-style-name="Normal" style:family="paragraph">
      <style:paragraph-properties fo:margin-top="0.0694in" fo:margin-bottom="0.0694in" fo:line-height="100%"/>
    </style:style>
    <style:style style:name="T140"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41"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42"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43"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45" style:parent-style-name="Normal" style:family="paragraph">
      <style:paragraph-properties fo:margin-top="0.0694in" fo:margin-bottom="0.0694in" fo:line-height="100%"/>
    </style:style>
    <style:style style:name="T14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47"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48"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51"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52" style:parent-style-name="Normal" style:family="paragraph">
      <style:paragraph-properties fo:margin-top="0.0694in" fo:margin-bottom="0.0694in" fo:line-height="100%"/>
    </style:style>
    <style:style style:name="T153"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54" style:parent-style-name="DefaultParagraphFont" style:family="text">
      <style:text-properties style:font-name="Courier New" style:font-name-asian="Times New Roman" style:font-name-complex="Courier New" style:text-position="sub 65%" fo:font-size="10pt" style:font-size-asian="10pt" style:font-size-complex="10pt" style:language-asian="en" style:country-asian="GB"/>
    </style:style>
    <style:style style:name="T155"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5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57"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58" style:parent-style-name="Normal" style:family="paragraph">
      <style:paragraph-properties fo:margin-top="0.0694in" fo:margin-bottom="0.0694in" fo:line-height="100%"/>
    </style:style>
    <style:style style:name="T15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60" style:parent-style-name="DefaultParagraphFont" style:family="text">
      <style:text-properties style:font-name="Times New Roman" style:font-name-asian="Times New Roman" style:font-name-complex="Times New Roman" fo:color="#0000FF" style:text-position="sub 65%" fo:font-size="10pt" style:font-size-asian="10pt" style:font-size-complex="10pt" style:text-underline-type="single" style:text-underline-style="solid" style:text-underline-width="auto" style:text-underline-mode="continuous" style:language-asian="en" style:country-asian="GB"/>
    </style:style>
    <style:style style:name="T16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text-position="sub 65%" fo:font-size="10pt" style:font-size-asian="10pt" style:font-size-complex="10pt" style:language-asian="en" style:country-asian="GB"/>
    </style:style>
    <style:style style:name="P165" style:parent-style-name="Normal" style:family="paragraph">
      <style:paragraph-properties fo:margin-top="0.0694in" fo:margin-bottom="0.0694in" fo:line-height="100%"/>
    </style:style>
    <style:style style:name="T166"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67"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68"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69"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70"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71"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72"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73" style:parent-style-name="Normal" style:family="paragraph">
      <style:paragraph-properties fo:margin-bottom="0in" fo:line-height="100%"/>
    </style:style>
    <style:style style:name="T174"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T175" style:parent-style-name="DefaultParagraphFont" style:family="text">
      <style:text-properties style:font-name="Times New Roman" style:font-name-asian="Times New Roman" style:font-name-complex="Times New Roman" style:text-position="sub 65%" fo:font-size="10pt" style:font-size-asian="10pt" style:font-size-complex="10pt" style:language-asian="en" style:country-asian="GB"/>
    </style:style>
    <style:style style:name="P176" style:parent-style-name="Normal" style:family="paragraph">
      <style:text-properties style:text-position="sub 65%" fo:font-size="10pt" style:font-size-asian="10pt" style:font-size-complex="10pt"/>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office:automatic-styles>
  <office:body>
    <office:text text:use-soft-page-breaks="true">
      <text:p text:style-name="P1"><text:s text:c="5"/><text:s text:c="64"/>TERRAFORM</text:p>
      <text:p text:style-name="P2"><text:span text:style-name="T3">Iac<text:s/></text:span><text:span text:style-name="T4">Best Practices</text:span></text:p>
      <text:p text:style-name="P5"><text:span text:style-name="T6">Before moving to Terraform, first, let’s check some fundamental best practices that apply to all Infrastructure as Code projects. These should be used in your processes regardless of your tool to ma</text:span><text:span text:style-name="T7">nage your cloud infrastructure.<text:s/></text:span></text:p>
      <text:p text:style-name="P8"><text:span text:style-name="T9">1. Use version control and prevent manual changes</text:span><text:span text:style-name="T10"><text:s/></text:span><text:span text:style-name="T11">This seems like an obvious statement in 2023, but it’s the basis of everything else. We should treat our infrastructure configurations as application code and apply the same best practices for managing, testing, reviewing, and bringing it to production. We should embrace a<text:s/></text:span><text:a xlink:href="https://www.weave.works/technologies/gitops/" office:target-frame-name="_blank" xlink:show="new"><text:span text:style-name="T12">GitOps</text:span></text:a><text:span text:style-name="T13"><text:s/>approach that fits our use case and implement an automated CI/CD workflow for applying changes.</text:span></text:p>
      <text:p text:style-name="P14"><text:span text:style-name="T15">2. Shift your culture to Collaborative IaC</text:span><text:span text:style-name="T16"><text:s/></text:span><text:span text:style-name="T17">Keeping your infrastructure in version-controlled repositories is the first step to improving your manual infrastructure management. Next, we should strive to enable usage across teams with self-service infrastructure, apply policies and compliance according to our organization’s standards, and access relevant insights and information. Thankfully,<text:s/></text:span><text:a xlink:href="https://spacelift.io" office:target-frame-name="_blank" xlink:show="new"><text:span text:style-name="T18">Spacelift</text:span></text:a><text:span text:style-name="T19"><text:s/>can assist you along the way to achieving these.</text:span></text:p>
      <text:p text:style-name="P20"><text:span text:style-name="T21">How to Structure Your Terraform Projects</text:span><text:span text:style-name="T22"><text:s/></text:span><text:span text:style-name="T23">This section will explore some strategies for structuring our Terraform projects. In the world of Terraform, there is no right or<text:s/></text:span></text:p>
      <text:p text:style-name="P24">isolation,<text:s/></text:p>
      <text:p text:style-name="P25">1. Use remote state</text:p>
      <text:p text:style-name="P26"><text:span text:style-name="T27">It’s ok to use the local state when experimenting, but use a remote shared state location for anything above that point. Having a single remote backend for your state is considered one of the first best practices you should adopt when working in a team. Pick one that supports<text:s/></text:span><text:span text:style-name="T28">state locking</text:span><text:span text:style-name="T29"><text:s/>to avoid multiple people changing the state simultaneously. Treat your state as immutable and avoid manual state changes at all costs. Make sure you have backups of your state that you can use in case of a disaster. For some backends, like AWS S3, you can enable<text:s/></text:span><text:span text:style-name="T30">versioning<text:s/></text:span><text:span text:style-name="T31">to allow for quick and easy state recovery.</text:span></text:p>
      <text:p text:style-name="P32">2. Use existing shared and community modules</text:p>
      <text:p text:style-name="P33"><text:span text:style-name="T34">Instead of writing your own modules for everything and reinventing the wheel, check if there is already a module for your use case. This way, you can save time and harness the power of the Terraform community. If you feel like it, you can also help the community by improving them or reporting issues. You can check the<text:s/></text:span><text:a xlink:href="https://registry.terraform.io/browse/modules" office:target-frame-name="_blank" xlink:show="new"><text:span text:style-name="T35">Terraform Registry</text:span></text:a><text:span text:style-name="T36"><text:s/>for available modules. </text:span></text:p>
      <text:p text:style-name="P37">3. Import existing infrastructure</text:p>
      <text:p text:style-name="P38"><text:span text:style-name="T39">If you inherited a project that is a couple of years old, chances are that some parts of its infrastructure were created manually. Fear not, you can<text:s/></text:span><text:a xlink:href="https://spacelift.io/blog/importing-exisiting-infrastructure-into-terraform" office:target-frame-name="_blank" xlink:show="new"><text:span text:style-name="T40">import existing infrastructure into Terraform</text:span></text:a><text:span text:style-name="T41"><text:s/>and avoid managing infrastructure from multiple endpoints.</text:span></text:p>
      <text:p text:style-name="P42">4. Avoid variables hard-coding</text:p>
      <text:p text:style-name="P43"><text:span text:style-name="T44">It might be tempting to hardcode some values here and there but try to avoid this as much as possible. Take a moment to think if the value you are assigning directly would make more sense to be defined as a variable to facilitate changes in the future. Even more, check if you can get the value of an attribute via a<text:s/></text:span><text:span text:style-name="T45">data source<text:s/></text:span><text:span text:style-name="T46">instead of setting it explicitly. For example, instead of finding our AWS account id from the console and setting it in<text:s/></text:span><text:span text:style-name="T47">terraform.tfvars</text:span><text:span text:style-name="T48"><text:s/>as</text:span></text:p>
      <text:p text:style-name="P49"><text:span text:style-name="T50">5. Always format and validate</text:span><text:span text:style-name="T51"><text:s/>IaC, consistency is essential long-term, and Terraform provides us with some tools to help us in this quest. Remember to run<text:s/></text:span><text:a xlink:href="https://spacelift.io/blog/terraform-fmt" office:target-frame-name="_blank" xlink:show="new"><text:span text:style-name="T52">terraform fmt</text:span></text:a><text:span text:style-name="T53"><text:s/>and<text:s/></text:span><text:span text:style-name="T54">terraform validate</text:span><text:span text:style-name="T55"><text:s/>to properly format your code and catch any issues that you missed. Ideally, this should be done auto-magically via a<text:s/></text:span><text:a xlink:href="https://spacelift.io/blog/ci-cd-pipeline" office:target-frame-name="_blank" xlink:show="new"><text:span text:style-name="T56">CI/CD pipeline</text:span></text:a><text:span text:style-name="T57"><text:s/>or pre-commit hooks.</text:span></text:p>
      <text:p text:style-name="P58"><text:span text:style-name="T59">6. Use a consistent naming convention</text:span><text:span text:style-name="T60"><text:s/></text:span><text:span text:style-name="T61">You can find online many suggestions for naming conventions for your Terraform code. The most important thing isn’t the rules themselves but<text:s/></text:span><text:span text:style-name="T62">finding a convention that your team is comfortable with</text:span><text:span text:style-name="T63"><text:s/>and trying collectively to be consistent with it. If you need some guidance, here’s a list of rules that are easy to follow:</text:span></text:p>
      <text:list text:style-name="LFO6" text:continue-numbering="true">
        <text:list-item>
          <text:p text:style-name="P64"><text:span text:style-name="T65">Use<text:s/></text:span><text:span text:style-name="T66">underscores</text:span><text:span text:style-name="T67">(_) as a separator and<text:s/></text:span><text:span text:style-name="T68">lowercase letters</text:span><text:span text:style-name="T69"><text:s/>in names. </text:span></text:p>
        </text:list-item>
        <text:list-item>
          <text:p text:style-name="P70">Try not to repeat the resource type in the resource name.</text:p>
        </text:list-item>
        <text:list-item>
          <text:p text:style-name="P71"><text:span text:style-name="T72">For single-value variables and attributes, use<text:s/></text:span><text:span text:style-name="T73">singular nouns.<text:s/></text:span><text:span text:style-name="T74">For lists or maps, use<text:s/></text:span><text:span text:style-name="T75">plural nouns</text:span><text:span text:style-name="T76"><text:s/>to show that it represents multiple values.</text:span></text:p>
        </text:list-item>
        <text:list-item>
          <text:p text:style-name="P77"><text:span text:style-name="T78">Always use descriptive names for variables and outputs, and remember to include a<text:s/></text:span><text:span text:style-name="T79">description</text:span><text:span text:style-name="T80">.</text:span></text:p>
        </text:list-item>
      </text:list>
      <text:soft-page-break/>
      <text:p text:style-name="P81">7. Tag your Resources</text:p>
      <text:p text:style-name="P82">A robust and consistent tagging strategy will help you tremendously when issues arise or trying to figure out which part of your infrastructure exploded your cloud vendor’s bill. You can also craft some nifty access control policies based on tags when needed. Like when defining naming conventions, try to be consistent and always tag your resources accordingly.</text:p>
      <text:p text:style-name="P83"><text:span text:style-name="T84">The Terraform argument<text:s/></text:span><text:span text:style-name="T85">tags<text:s/></text:span><text:span text:style-name="T86">should be declared as the last argument(only<text:s/></text:span><text:span text:style-name="T87">depends_on</text:span><text:span text:style-name="T88"><text:s/>or<text:s/></text:span><text:span text:style-name="T89">lifecycle<text:s/></text:span><text:span text:style-name="T90">arguments should be defined after<text:s/></text:span><text:span text:style-name="T91">tags<text:s/></text:span><text:span text:style-name="T92">if relevant). A handy option to help you with tagging is defining some<text:s/></text:span><text:span text:style-name="T93">default_tags<text:s/></text:span><text:span text:style-name="T94">that apply to all resources managed by a provider. Check out<text:s/></text:span><text:a xlink:href="https://learn.hashicorp.com/tutorials/terraform/aws-default-tags" office:target-frame-name="_blank" xlink:show="new"><text:span text:style-name="T95">this example</text:span></text:a><text:span text:style-name="T96"><text:s/>to see how to set and override default tags for the AWS provider. If the provider you use doesn’t support default tags, you must manually pass these tags through to your modules and apply them to your resources.</text:span></text:p>
      <text:p text:style-name="P97">8. Introduce Policy as Code</text:p>
      <text:p text:style-name="P98"><text:span text:style-name="T99">As our teams and infrastructure scale, our trust in individual users is generally reduced. We should set up some policies to ensure our systems continue to be operational and secure. Having a<text:s/></text:span><text:a xlink:href="https://docs.spacelift.io/concepts/policy/" office:target-frame-name="_blank" xlink:show="new"><text:span text:style-name="T100">Policy as Code<text:s/></text:span></text:a><text:span text:style-name="T101">process in place allows us to define the rules of what is considered secure and acceptable at scale and automatically verify these rules.  Spacelift leverages an open-source engine to achieve this,<text:s/></text:span><text:a xlink:href="https://spacelift.io/blog/what-is-open-policy-agent-and-how-it-works" office:target-frame-name="_blank" xlink:show="new"><text:span text:style-name="T102">Open Policy Agent (OPA)</text:span></text:a><text:span text:style-name="T103">. </text:span></text:p>
      <text:p text:style-name="P104">9. Implement a Secrets Management Strategy</text:p>
      <text:p text:style-name="P105">Usually, users won’t admit that they have secrets in their Terraform code, but we have all been there. When you are starting with Terraform, it’s normal that secret management isn’t your top priority, but eventually, you will have to define a strategy for handling secrets. </text:p>
      <text:p text:style-name="P106">A more mature solution would be to set up a secret store like Hashicorp Vault or AWS Secrets Manager to handle access to secrets for you. This way, you can protect your secrets at rest and enforce encryption without too much trouble. You can also opt for more advanced features like secret rotation and audit logs. Beware that this approach usually comes with the cost of using this managed service.</text:p>
      <text:p text:style-name="P107">10. Test your Terraform code</text:p>
      <text:p text:style-name="P108"><text:span text:style-name="T109">As with all other code, IaC code should be tested properly. There are different approaches here, and again, you should find one that makes sense for you. Running<text:s/></text:span><text:a xlink:href="https://spacelift.io/blog/terraform-plan" office:target-frame-name="_blank" xlink:show="new"><text:span text:style-name="T110">terraform plan<text:s/></text:span></text:a><text:span text:style-name="T111"> is the easiest way to verify if your changes will work as expected quickly. Next, you can perform some static analysis for your Terraform code without the need to apply it. Unit testing is also an option to verify the normal operation of distinct parts of your system.</text:span></text:p>
      <text:p text:style-name="P112">Another step would be to integrate a Terraform linter to your CI/CD pipelines and try to catch any possible errors related to Cloud Providers, deprecated syntax, enforce best practices, etc. One step ahead, you can set up some integration tests by spinning up a replica sandbox environment, applying your plan there, verifying that everything works as expected, collecting results, destroying the sandbox, and moving forward by applying it to production. </text:p>
      <text:p text:style-name="P113"><text:span text:style-name="T114">There are a lot of tools out there that can help you with testing your Terraform code. I will list some of them in the<text:s/></text:span><text:a xlink:href="https://spacelift.io/blog/terraform-best-practices#12-leverage-helper-tools-to-make-your-life-easier" office:target-frame-name="_top" xlink:show="replace"><text:span text:style-name="T115">“Helper Tools” section</text:span></text:a><text:span text:style-name="T116"><text:s/>below.</text:span></text:p>
      <text:p text:style-name="P117">11. Enable debug/troubleshooting</text:p>
      <text:p text:style-name="P118"><text:span text:style-name="T119">When issues arise, we have to be quick and effective in gathering all the necessary information to solve them. You might find it helpful to set the Terraform log level to<text:s/></text:span><text:span text:style-name="T120">debug</text:span><text:span text:style-name="T121"><text:s/>in these cases.</text:span></text:p>
      <text:p text:style-name="P122"><text:span text:style-name="T123">.</text:span><text:span text:style-name="T124">12. Build modules wherever possible</text:span></text:p>
      <text:p text:style-name="P125">If there is no community module available for your use case, it is encouraged to build your own module. Even though sometimes, you will start by building something that seems trivial, as your Infrastructure matures, you will need to come back to your simple module and add more features to it. </text:p>
      <text:p text:style-name="P126">Of course, this will also help when you have to replicate your code in another environment,, as all you will need to do is create an object from that module and populate it with the correct parameters for the new environment.</text:p>
      <text:p text:style-name="P127">13. Use loops and conditionals</text:p>
      <text:p text:style-name="P128"><text:span text:style-name="T129">Your code should be able to create multiple instances of a resource whenever possible, so a recommendation would be to use<text:s/></text:span><text:a xlink:href="https://spacelift.io/blog/terraform-count-for-each" office:target-frame-name="_blank" xlink:show="new"><text:span text:style-name="T130">count or for_each</text:span></text:a><text:span text:style-name="T131"><text:s/>on the ones that may change from one environment to the other. This, combined with conditionals, will give you the flexibility to accommodate many different use cases with the same code and offer genericity to your parameters.</text:span></text:p>
      <text:soft-page-break/>
      <text:p text:style-name="P132">14. Use functions</text:p>
      <text:p text:style-name="P133"><text:span text:style-name="T134">As well as loops and conditionals, Terraform<text:s/></text:span><text:a xlink:href="https://spacelift.io/blog/terraform-functions-expressions-loops" office:target-frame-name="_blank" xlink:show="new"><text:span text:style-name="T135">functions</text:span></text:a><text:span text:style-name="T136"><text:s/>are essential when it comes to achieving genericity in your code. They make your code more dynamic and ensure your configuration is DRY.<text:s/></text:span></text:p>
      <text:p text:style-name="P137">Functions allow you to perform various operations, such as converting expressions to different data types, calculating lengths, and building complex variables.</text:p>
      <text:p text:style-name="P138">15. Take advantage of Dynamic Blocks</text:p>
      <text:p text:style-name="P139"><text:span text:style-name="T140">Your code cannot be DRY without<text:s/></text:span><text:a xlink:href="https://spacelift.io/blog/terraform-dynamic-blocks" office:target-frame-name="_blank" xlink:show="new"><text:span text:style-name="T141">Dynamic Blocks</text:span></text:a><text:span text:style-name="T142">. When this feature became available, it really helped with achieving the flexibility of building resources however you liked. Some cloud providers don’t have dedicated resources for security group rules, for example, and those rules are usually embedded in the security group itself.</text:span></text:p>
      <text:p text:style-name="P143">Without dynamic blocks, you would’ve always needed to change the configuration whenever a new rule was added, now you are simply changing the input.</text:p>
      <text:p text:style-name="P144">16. Use Terraform Workspaces</text:p>
      <text:p text:style-name="P145"><text:span text:style-name="T146">If you are not using Spacelift or if you don’t have at least a CI/CD in place, you should use Terraform’s built-in<text:s/></text:span><text:a xlink:href="https://spacelift.io/blog/terraform-workspaces" office:target-frame-name="_blank" xlink:show="new"><text:span text:style-name="T147">workspaces</text:span></text:a><text:span text:style-name="T148">. </text:span></text:p>
      <text:p text:style-name="P149">Even though they will not help with achieving the sophisticated workflow that Spacelift can help you achieve, at least you will be able to reuse the same configuration for different environments.</text:p>
      <text:p text:style-name="P150">17. Use the Lifecycle Block</text:p>
      <text:p text:style-name="P151">Sometimes, you may have some sophisticated conditions inside your code. Maybe you have a script that has to change something outside Terraform on your resources tags (this is not recommended, by the way, but it is just an example). You can use the lifecycle block to ignore changes on the tags, ensuring that you are not rolling back to the previous version.</text:p>
      <text:p text:style-name="P152"><text:span text:style-name="T153">The lifecycle block can also help if you have a pesky resource that, for some reason, seems like it is working properly, but you have to recreate it without downtime. You can use the<text:s/></text:span><text:span text:style-name="T154">create_before_destroy=true</text:span><text:span text:style-name="T155"><text:s/>option for this.</text:span></text:p>
      <text:p text:style-name="P156">18. Use variables validations</text:p>
      <text:p text:style-name="P157">Terraform does a pretty good job when it comes to validating that your variables are receiving the correct inputs, but what about when you want to restrict something and you don’t have Policy as Code implemented?<text:s/></text:p>
      <text:p text:style-name="P158"><text:span text:style-name="T159">Well, you can easily use<text:s/></text:span><text:a xlink:href="https://developer.hashicorp.com/terraform/language/values/variables" office:target-frame-name="_blank" xlink:show="new"><text:span text:style-name="T160">variable validations</text:span></text:a><text:span text:style-name="T161"><text:s/>to accommodate that. This validation block exists inside the variable, you can use terraform functions inside of it, and you can provide error messages if the condition is not respected. </text:span></text:p>
      <text:p text:style-name="P162">19. Leverage Helper tools to make your life easier</text:p>
      <text:p text:style-name="P163">Terraform is one of the most used and loved IaC tools out there, and naturally, there is a big community around it. Along with this community, many helper tools are being constantly created to help us through our Terraform journey. Picking up and adopting the right tools for our workflows isn’t always straightforward and usually involves an experimentation phase. Here you can find a list of tools that I find helpful based on my experience, but it is definitely not an exhaustive list. </text:p>
      <text:p text:style-name="P164">20. Take advantage of the IDE extensions</text:p>
      <text:p text:style-name="P165"><text:span text:style-name="T166">If you are using Visual Studio Code, or any other IDE when you are writing Terraform code, you can take advantage of their extensions to speed up yo</text:span><text:span text:style-name="T167">ur development process and also<text:s/></text:span><text:span text:style-name="T168">make sure your code is formatted correctly.On vscode, you can use the Terraform extension built by Anton Kulikov. Keep in mind that you need to have Terraform installed on your local machine to<text:s/></text:span><text:span text:style-name="T169">ensure this is workin#</text:span><text:span text:style-name="T170">Spacelift effectively manages Terraform state, more complex workflows, supports policy as code, programmatic configuration, context sharing, drift detection, resource visualization and includes many more features.</text:span><text:span text:style-name="T171"><draw:custom-shape svg:x="0in" svg:y="0in" svg:width="0.33542in" svg:height="0.33542in" draw:id="id0" draw:style-name="a0" draw:name="Rectangle 4" text:anchor-type="as-char"><svg:title/><svg:desc>data:image/svg+xml,%3csvg%20xmlns=%27http://www.w3.org/2000/svg%27%20version=%271.1%27%20width=%2764%27%20height=%2764%27/%3e</svg:desc><draw:enhanced-geometry draw:type="non-primitive" svg:viewBox="0 0 21600 21600" draw:enhanced-path="M 0 0 L 21600 0 21600 21600 0 21600 Z N"/></draw:custom-shape></text:span><text:span text:style-name="T172"><draw:custom-shape svg:x="0in" svg:y="0in" svg:width="0.33542in" svg:height="0.33542in" draw:id="id1" draw:style-name="a1" draw:name="Rectangle 3" text:anchor-type="as-char"><svg:title/><svg:desc>avatar_image_flaviusd</svg:desc><draw:enhanced-geometry draw:type="non-primitive" svg:viewBox="0 0 21600 21600" draw:enhanced-path="M 0 0 L 21600 0 21600 21600 0 21600 Z N"/></draw:custom-shape></text:span></text:p>
      <text:p text:style-name="P173"><text:span text:style-name="T174"><draw:custom-shape svg:x="0in" svg:y="0in" svg:width="0.33542in" svg:height="0.33542in" draw:id="id2" draw:style-name="a2" draw:name="Rectangle 2" text:anchor-type="as-char"><svg:title/><svg:desc>data:image/svg+xml,%3csvg%20xmlns=%27http://www.w3.org/2000/svg%27%20version=%271.1%27%20width=%2764%27%20height=%2764%27/%3e</svg:desc><draw:enhanced-geometry draw:type="non-primitive" svg:viewBox="0 0 21600 21600" draw:enhanced-path="M 0 0 L 21600 0 21600 21600 0 21600 Z N"/></draw:custom-shape></text:span><text:span text:style-name="T175"><draw:custom-shape svg:x="0in" svg:y="0in" svg:width="0.33542in" svg:height="0.33542in" draw:id="id3" draw:style-name="a3" draw:name="Rectangle 1" text:anchor-type="as-char"><svg:title/><svg:desc>avatar_image_ionannism</svg:desc><draw:enhanced-geometry draw:type="non-primitive" svg:viewBox="0 0 21600 21600" draw:enhanced-path="M 0 0 L 21600 0 21600 21600 0 21600 Z N"/></draw:custom-shape></text:span></text:p>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avlink_linktext__ogtb2" style:display-name="navlink_linktext__ogtb2" style:family="text" style:parent-style-name="DefaultParagraphFont"/>
    <style:style style:name="postheader_posttimereading__5zj4o" style:display-name="postheader_posttimereading__5zj4o"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typography_stylebase__biyub" style:display-name="typography_stylebase__biyu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ken" style:display-name="token"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typography_stylebase__biyub1" style:display-name="typography_stylebase__biyub1" style:family="text" style:parent-style-name="DefaultParagraphFont"/>
    <style:style style:name="footer_copyrighttext__dga6g" style:display-name="footer_copyrighttext__dga6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footer_lawfullinktext__pdrtc" style:display-name="footer_lawfullinktext__pdrt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4-26T21:50:00Z</meta:creation-date>
    <dc:date>2023-04-26T22:34:00Z</dc:date>
    <meta:template xlink:href="Normal" xlink:type="simple"/>
    <meta:editing-cycles>3</meta:editing-cycles>
    <meta:editing-duration>PT0S</meta:editing-duration>
    <meta:document-statistic meta:page-count="3" meta:paragraph-count="26" meta:word-count="2008" meta:character-count="13431" meta:row-count="95" meta:non-whitespace-character-count="11449"/>
  </office:meta>
</office:document-meta>
</file>